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style:writing-mode="lr-tb"/>
    </style:style>
    <style:style style:name="P2" style:family="paragraph" style:parent-style-name="Standard">
      <style:text-properties style:font-name="Consolas" fo:font-size="10pt" style:font-name-asian="Consolas" style:font-size-asian="10pt" style:font-name-complex="Consolas" style:font-size-complex="10pt"/>
    </style:style>
    <style:style style:name="P3"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4"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5" style:family="paragraph" style:parent-style-name="Standard" style:list-style-name="">
      <style:paragraph-properties fo:margin-left="0cm" fo:margin-right="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6" style:family="paragraph" style:parent-style-name="Text_20_body">
      <style:paragraph-properties style:writing-mode="lr-tb"/>
    </style:style>
    <style:style style:name="P7" style:family="paragraph" style:parent-style-name="Heading_20_1">
      <style:paragraph-properties fo:text-align="start" style:justify-single-word="false" style:writing-mode="lr-tb"/>
    </style:style>
    <style:style style:name="T1" style:family="text">
      <style:text-properties fo:font-weight="bold" style:font-weight-asian="bold" style:font-weight-complex="bold"/>
    </style:style>
    <style:style style:name="T2" style:family="text">
      <style:text-properties fo:color="#7f0055" fo:font-weight="bold" style:font-weight-asian="bold" style:font-weight-complex="bold"/>
    </style:style>
    <style:style style:name="T3" style:family="text">
      <style:text-properties fo:color="#000000"/>
    </style:style>
    <style:style style:name="T4" style:family="text">
      <style:text-properties fo:color="#000000" fo:font-style="italic" style:font-style-asian="italic" style:font-style-complex="italic"/>
    </style:style>
    <style:style style:name="T5" style:family="text">
      <style:text-properties fo:color="#0000c0" fo:font-style="italic" style:font-style-asian="italic" style:font-style-complex="italic"/>
    </style:style>
    <style:style style:name="T6" style:family="text">
      <style:text-properties fo:color="#3f7f5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Open Questions</text:h>
      <text:h text:style-name="Heading_20_2" text:outline-level="2">Source code location of Branch Condtions and Termination nodes</text:h>
      <text:p text:style-name="Text_20_body"><text:span text:style-name="Paragraph">Problem:</text:span> The current implementation selects no code if the user clicks on a Branch Condition or Termination node. An alternative behavior could be to select the code of the previous node. But this is intuive for instance if methods are called in an if statement. In this case the branch node is child of the Method Return node of the last called method and not of the if block itself. </text:p>
      <text:p text:style-name="P1"><text:span text:style-name="Paragraph">Goal: </text:span>Find a way to identify the statement which has cuased the branch condition and select it in code when the user clicks on a branch condition node. Do the same for the terminatino node.</text:p>
      <text:h text:style-name="Heading_20_2" text:outline-level="2">How to handle multiple different return values (e.g. Features)</text:h>
      <text:p text:style-name="Text_20_body"><text:span text:style-name="T1">Problem: </text:span>A constant has different values based on the given feature selection. In this case the return value of a method call can be different and all possible values should be shown. See the following implementation:</text:p>
      <text:p text:style-name="P2"><text:span text:style-name="T2">public</text:span><text:span text:style-name="T3"> </text:span><text:span text:style-name="T2">class</text:span><text:span text:style-name="T3"> Feature {</text:span></text:p>
      <text:p text:style-name="P3"><text:span text:style-name="T3"><text:tab/></text:span><text:span text:style-name="T2">public</text:span><text:span text:style-name="T3"> </text:span><text:span text:style-name="T2">static</text:span><text:span text:style-name="T3"> </text:span><text:span text:style-name="T2">final</text:span><text:span text:style-name="T3"> </text:span><text:span text:style-name="T2">boolean</text:span><text:span text:style-name="T3"> </text:span><text:span text:style-name="T5">FEATURE_ON</text:span><text:span text:style-name="T3">;</text:span></text:p>
      <text:p text:style-name="P4"><text:tab/></text:p>
      <text:p text:style-name="P3"><text:span text:style-name="T3"><text:tab/></text:span><text:span text:style-name="T2">static</text:span><text:span text:style-name="T3"> {</text:span></text:p>
      <text:p text:style-name="P3"><text:span text:style-name="T3"><text:tab/><text:tab/></text:span><text:span text:style-name="T5">FEATURE_ON</text:span><text:span text:style-name="T3"> = </text:span><text:span text:style-name="T2">false</text:span><text:span text:style-name="T3">;</text:span></text:p>
      <text:p text:style-name="P4"><text:tab/>}</text:p>
      <text:p text:style-name="P4">}</text:p>
      <text:p text:style-name="P4"/>
      <text:p text:style-name="P4"><text:span text:style-name="T2">public</text:span> <text:span text:style-name="T2">class</text:span> Main {</text:p>
      <text:p text:style-name="P3"><text:span text:style-name="T3"><text:tab/></text:span><text:span text:style-name="T2">public</text:span><text:span text:style-name="T3"> </text:span><text:span text:style-name="T2">static</text:span><text:span text:style-name="T3"> </text:span><text:span text:style-name="T2">final</text:span><text:span text:style-name="T3"> </text:span><text:span text:style-name="T2">int</text:span><text:span text:style-name="T3"> </text:span><text:span text:style-name="T5">LIMIT</text:span><text:span text:style-name="T3"> = Feature.</text:span><text:span text:style-name="T5">FEATURE_ON</text:span><text:span text:style-name="T3"> ? 5 : 10;</text:span></text:p>
      <text:p text:style-name="P4"><text:tab/></text:p>
      <text:p text:style-name="P3"><text:span text:style-name="T3"><text:tab/></text:span><text:span text:style-name="T6">/*@</text:span></text:p>
      <text:p text:style-name="P5"><text:tab/> <text:s/>@ requires LIMIT == (Feature.FEATURE_ON ? 5 : 10);</text:p>
      <text:p text:style-name="P5"><text:tab/> <text:s/>@*/</text:p>
      <text:p text:style-name="P3"><text:span text:style-name="T3"><text:tab/></text:span><text:span text:style-name="T2">public</text:span><text:span text:style-name="T3"> </text:span><text:span text:style-name="T2">static</text:span><text:span text:style-name="T3"> </text:span><text:span text:style-name="T2">int</text:span><text:span text:style-name="T3"> main() {</text:span></text:p>
      <text:p text:style-name="P3"><text:span text:style-name="T3"><text:tab/><text:tab/></text:span><text:span text:style-name="T2">return</text:span><text:span text:style-name="T3"> </text:span><text:span text:style-name="T4">addLimit</text:span><text:span text:style-name="T3">(1);</text:span></text:p>
      <text:p text:style-name="P4"><text:tab/>}</text:p>
      <text:p text:style-name="P4"><text:tab/></text:p>
      <text:p text:style-name="P3"><text:span text:style-name="T3"><text:tab/></text:span><text:span text:style-name="T6">/*@</text:span></text:p>
      <text:p text:style-name="P5"><text:tab/> <text:s/>@ requires LIMIT == (Feature.FEATURE_ON ? 5 : 10);</text:p>
      <text:p text:style-name="P5"><text:tab/> <text:s/>@*/</text:p>
      <text:p text:style-name="P3"><text:span text:style-name="T3"><text:tab/></text:span><text:span text:style-name="T2">public</text:span><text:span text:style-name="T3"> </text:span><text:span text:style-name="T2">static</text:span><text:span text:style-name="T3"> </text:span><text:span text:style-name="T2">int</text:span><text:span text:style-name="T3"> addLimit(</text:span><text:span text:style-name="T2">int</text:span><text:span text:style-name="T3"> value) {</text:span></text:p>
      <text:p text:style-name="P3"><text:span text:style-name="T3"><text:tab/><text:tab/></text:span><text:span text:style-name="T2">return</text:span><text:span text:style-name="T3"> value + </text:span><text:span text:style-name="T5">LIMIT</text:span><text:span text:style-name="T3">;</text:span></text:p>
      <text:p text:style-name="P4"><text:tab/>}</text:p>
      <text:p text:style-name="P4">}</text:p>
      <text:p text:style-name="Text_20_body"/>
      <text:p text:style-name="P1"><text:span text:style-name="Paragraph">Goal: </text:span>Find a way to show different return values together with the constraint when it is returned.</text:p>
      <text:p text:style-name="P1"><text:span text:style-name="T1">Current solution: </text:span>At the moment is only the constant name used and not the constant value, because the feature split happens after the symbolic exectuion has completly finish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hadow="none"/>
      <style:text-properties style:font-name="Arial1"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ource_20_Text" style:display-name="Source Text" style:family="text">
      <style:text-properties style:font-name="Courier New" style:font-name-asian="Courier New" style:font-name-complex="Courier New"/>
    </style:style>
    <style:style style:name="Paragraph" style:family="text">
      <style:text-properties fo:font-weight="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3M12S</meta:editing-duration>
    <meta:editing-cycles>30</meta:editing-cycles>
    <meta:generator>LibreOffice/3.5$Windows_x86 LibreOffice_project/7e68ba2-a744ebf-1f241b7-c506db1-7d53735</meta:generator>
    <dc:date>2012-04-26T13:24:56.35</dc:date>
    <meta:document-statistic meta:table-count="0" meta:image-count="0" meta:object-count="0" meta:page-count="1" meta:paragraph-count="32" meta:word-count="279" meta:character-count="1624" meta:non-whitespace-character-count="1342"/>
    <meta:user-defined meta:name="Info 1"/>
    <meta:user-defined meta:name="Info 2"/>
    <meta:user-defined meta:name="Info 3"/>
    <meta:user-defined meta:name="Info 4"/>
  </office:meta>
</office:document-meta>
</file>